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ntasy FPS</text:p>
      <text:p text:style-name="Standard"/>
      <text:list xml:id="list5214741063965869722" text:style-name="L1">
        <text:list-item>
          <text:p text:style-name="P1">2 sides: Elf/Dwarf or Orc/Goblin</text:p>
        </text:list-item>
        <text:list-item>
          <text:p text:style-name="P1">Main objective: Rescue or Capture Tremor, the dwarven king</text:p>
          <text:p text:style-name="P1"/>
        </text:list-item>
      </text:list>
      <text:p text:style-name="Standard"/>
      <text:p text:style-name="Standard">4 classes:</text:p>
      <text:p text:style-name="Standard">Warrior</text:p>
      <text:list xml:id="list6821740225758358529" text:style-name="L3">
        <text:list-item>
          <text:p text:style-name="P3">basic weapons</text:p>
        </text:list-item>
        <text:list-item>
          <text:p text:style-name="P3">high hp</text:p>
        </text:list-item>
        <text:list-item>
          <text:p text:style-name="P3">low magic</text:p>
        </text:list-item>
      </text:list>
      <text:p text:style-name="Standard"/>
      <text:p text:style-name="Standard">Ranger</text:p>
      <text:list xml:id="list4726983812962320781" text:style-name="L4">
        <text:list-item>
          <text:p text:style-name="P4">martial weapons</text:p>
        </text:list-item>
        <text:list-item>
          <text:p text:style-name="P4">stealth</text:p>
        </text:list-item>
        <text:list-item>
          <text:p text:style-name="P4">med hp</text:p>
        </text:list-item>
        <text:list-item>
          <text:p text:style-name="P4">med magic</text:p>
        </text:list-item>
      </text:list>
      <text:p text:style-name="Standard"/>
      <text:p text:style-name="Standard">Artificer</text:p>
      <text:list xml:id="list2800034554003296679" text:style-name="L5">
        <text:list-item>
          <text:p text:style-name="P5">steampunk weaponry</text:p>
        </text:list-item>
        <text:list-item>
          <text:p text:style-name="P5">med hp</text:p>
        </text:list-item>
        <text:list-item>
          <text:p text:style-name="P5">med magic</text:p>
        </text:list-item>
      </text:list>
      <text:p text:style-name="Standard"/>
      <text:p text:style-name="Standard">Mage</text:p>
      <text:list xml:id="list8860054319117287540" text:style-name="L9">
        <text:list-item>
          <text:p text:style-name="P9">spells</text:p>
        </text:list-item>
        <text:list-item>
          <text:p text:style-name="P9">low hp</text:p>
        </text:list-item>
        <text:list-item>
          <text:p text:style-name="P9">high magic</text:p>
        </text:list-item>
      </text:list>
      <text:p text:style-name="Standard"/>
      <text:p text:style-name="Standard">3 damage types: precision, splash, magi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eapons:</text:p>
      <text:p text:style-name="Standard">Universal:</text:p>
      <text:list xml:id="list8725409902309620534" text:style-name="L6">
        <text:list-item>
          <text:p text:style-name="P6">Basic Weaponry</text:p>
        </text:list-item>
      </text:list>
      <text:p text:style-name="Standard">Artificer:</text:p>
      <text:list xml:id="list6038705724604670550" text:style-name="L7">
        <text:list-item>
          <text:p text:style-name="P7">Spell Cannons</text:p>
        </text:list-item>
        <text:list-item>
          <text:p text:style-name="P7">Zap cannon</text:p>
        </text:list-item>
      </text:list>
      <text:p text:style-name="Standard">Warrior:</text:p>
      <text:list xml:id="list4867134805807500309" text:style-name="L8">
        <text:list-item>
          <text:p text:style-name="P8">Guns</text:p>
        </text:list-item>
        <text:list-item>
          <text:p text:style-name="P8">Martial weapons</text:p>
        </text:list-item>
      </text:list>
      <text:p text:style-name="Standard">Ranger: </text:p>
      <text:list xml:id="list679330916144169507" text:style-name="L2">
        <text:list-item>
          <text:p text:style-name="P2">Bows</text:p>
        </text:list-item>
        <text:list-item>
          <text:p text:style-name="P2">Thrown Weapons</text:p>
        </text:list-item>
      </text:list>
      <text:p text:style-name="Standard">Mage:</text:p>
      <text:list xml:id="list70186143574195739" text:style-name="L10">
        <text:list-item>
          <text:p text:style-name="P10">Wands</text:p>
        </text:list-item>
        <text:list-item>
          <text:p text:style-name="P10">Staffs</text:p>
        </text:list-item>
      </text:list>
      <text:p text:style-name="Standard"/>
      <text:p text:style-name="Standard"/>
      <text:p text:style-name="Standard">endgame:</text:p>
      <text:list xml:id="list41477478" text:continue-list="list679330916144169507" text:style-name="L2">
        <text:list-item>
          <text:p text:style-name="P2">Big Fucking Hammer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stats:</text:p>
      <text:list xml:id="list8184568152547337389" text:style-name="L11">
        <text:list-item>
          <text:p text:style-name="P11">speed</text:p>
        </text:list-item>
        <text:list-item>
          <text:p text:style-name="P11">healht</text:p>
        </text:list-item>
        <text:list-item>
          <text:p text:style-name="P11">magicka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Thompson</meta:initial-creator>
    <meta:creation-date>2022-06-07T20:31:45.85</meta:creation-date>
    <dc:date>2022-06-07T21:25:02.74</dc:date>
    <dc:creator>William Thompson</dc:creator>
    <meta:editing-duration>PT22M55S</meta:editing-duration>
    <meta:editing-cycles>6</meta:editing-cycles>
    <meta:generator>OpenOffice/4.1.11$Win32 OpenOffice.org_project/4111m1$Build-9808</meta:generator>
    <meta:document-statistic meta:table-count="0" meta:image-count="0" meta:object-count="0" meta:page-count="2" meta:paragraph-count="43" meta:word-count="108" meta:character-count="510"/>
  </office:meta>
</office:document-meta>
</file>